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officeooo:rsid="0000f083" officeooo:paragraph-rsid="0000f083" style:font-weight-asian="bold" style:font-weight-complex="bold"/>
    </style:style>
    <style:style style:name="P2" style:family="paragraph" style:parent-style-name="Standard">
      <style:text-properties fo:font-weight="bold" officeooo:rsid="0023db4d" officeooo:paragraph-rsid="0023db4d" style:font-weight-asian="bold" style:font-weight-complex="bold"/>
    </style:style>
    <style:style style:name="P3" style:family="paragraph" style:parent-style-name="Standard">
      <style:text-properties fo:font-weight="bold" officeooo:rsid="003782ee" officeooo:paragraph-rsid="003782ee" style:font-weight-asian="bold" style:font-weight-complex="bold"/>
    </style:style>
    <style:style style:name="P4" style:family="paragraph" style:parent-style-name="Standard">
      <style:text-properties fo:font-weight="normal" officeooo:rsid="00021c0c" officeooo:paragraph-rsid="00021c0c" style:font-weight-asian="normal" style:font-weight-complex="normal"/>
    </style:style>
    <style:style style:name="P5" style:family="paragraph" style:parent-style-name="Standard">
      <style:text-properties fo:font-weight="normal" officeooo:rsid="0023db4d" officeooo:paragraph-rsid="0023db4d" style:font-weight-asian="normal" style:font-weight-complex="normal"/>
    </style:style>
    <style:style style:name="P6" style:family="paragraph" style:parent-style-name="Standard">
      <style:text-properties fo:font-weight="normal" officeooo:rsid="00254283" officeooo:paragraph-rsid="00254283" style:font-weight-asian="normal" style:font-weight-complex="normal"/>
    </style:style>
    <style:style style:name="P7" style:family="paragraph" style:parent-style-name="Standard">
      <style:text-properties fo:font-weight="normal" officeooo:rsid="0026b6d5" officeooo:paragraph-rsid="0026b6d5" style:font-weight-asian="normal" style:font-weight-complex="normal"/>
    </style:style>
    <style:style style:name="P8" style:family="paragraph" style:parent-style-name="Standard">
      <style:text-properties fo:font-weight="normal" officeooo:rsid="003782ee" officeooo:paragraph-rsid="003782ee" style:font-weight-asian="normal" style:font-weight-complex="normal"/>
    </style:style>
    <style:style style:name="P9" style:family="paragraph" style:parent-style-name="Standard">
      <style:text-properties fo:font-weight="normal" officeooo:rsid="003cbb35" officeooo:paragraph-rsid="003cbb35" style:font-weight-asian="normal" style:font-weight-complex="normal"/>
    </style:style>
    <style:style style:name="P10" style:family="paragraph" style:parent-style-name="Standard">
      <style:text-properties officeooo:rsid="00085c76" officeooo:paragraph-rsid="00085c76"/>
    </style:style>
    <style:style style:name="P11" style:family="paragraph" style:parent-style-name="Standard">
      <style:text-properties officeooo:rsid="00129a93" officeooo:paragraph-rsid="00129a93"/>
    </style:style>
    <style:style style:name="P12" style:family="paragraph" style:parent-style-name="Standard">
      <style:text-properties officeooo:rsid="001badd9" officeooo:paragraph-rsid="00203ae8"/>
    </style:style>
    <style:style style:name="P13" style:family="paragraph" style:parent-style-name="Standard">
      <style:text-properties fo:font-weight="normal" officeooo:rsid="000f361b" officeooo:paragraph-rsid="00085c76" style:font-weight-asian="normal" style:font-weight-complex="normal"/>
    </style:style>
    <style:style style:name="P14" style:family="paragraph" style:parent-style-name="Standard">
      <style:text-properties fo:font-weight="normal" officeooo:rsid="001a849e" officeooo:paragraph-rsid="00129a93" style:font-weight-asian="normal" style:font-weight-complex="normal"/>
    </style:style>
    <style:style style:name="P15" style:family="paragraph" style:parent-style-name="Standard">
      <style:text-properties fo:font-weight="normal" officeooo:rsid="00203ae8" officeooo:paragraph-rsid="00203ae8" style:font-weight-asian="normal" style:font-weight-complex="normal"/>
    </style:style>
    <style:style style:name="P16" style:family="paragraph" style:parent-style-name="Standard">
      <style:text-properties fo:font-weight="normal" officeooo:rsid="003cbb35" officeooo:paragraph-rsid="00470da9" style:font-weight-asian="normal" style:font-weight-complex="normal"/>
    </style:style>
    <style:style style:name="T1" style:family="text">
      <style:text-properties officeooo:rsid="0003143c"/>
    </style:style>
    <style:style style:name="T2" style:family="text">
      <style:text-properties fo:font-weight="normal" style:font-weight-asian="normal" style:font-weight-complex="normal"/>
    </style:style>
    <style:style style:name="T3" style:family="text">
      <style:text-properties fo:font-weight="normal" officeooo:rsid="000d785e" style:font-weight-asian="normal" style:font-weight-complex="normal"/>
    </style:style>
    <style:style style:name="T4" style:family="text">
      <style:text-properties fo:font-weight="normal" officeooo:rsid="000a17cd" style:font-weight-asian="normal" style:font-weight-complex="normal"/>
    </style:style>
    <style:style style:name="T5" style:family="text">
      <style:text-properties fo:font-weight="normal" officeooo:rsid="000deebf" style:font-weight-asian="normal" style:font-weight-complex="normal"/>
    </style:style>
    <style:style style:name="T6" style:family="text">
      <style:text-properties fo:font-weight="normal" officeooo:rsid="000f361b" style:font-weight-asian="normal" style:font-weight-complex="normal"/>
    </style:style>
    <style:style style:name="T7" style:family="text">
      <style:text-properties fo:font-weight="normal" officeooo:rsid="000f5d63" style:font-weight-asian="normal" style:font-weight-complex="normal"/>
    </style:style>
    <style:style style:name="T8" style:family="text">
      <style:text-properties fo:font-weight="normal" officeooo:rsid="00149a37" style:font-weight-asian="normal" style:font-weight-complex="normal"/>
    </style:style>
    <style:style style:name="T9" style:family="text">
      <style:text-properties fo:font-weight="normal" officeooo:rsid="001a849e" style:font-weight-asian="normal" style:font-weight-complex="normal"/>
    </style:style>
    <style:style style:name="T10" style:family="text">
      <style:text-properties fo:font-weight="normal" officeooo:rsid="001c3058" style:font-weight-asian="normal" style:font-weight-complex="normal"/>
    </style:style>
    <style:style style:name="T11" style:family="text">
      <style:text-properties fo:font-weight="normal" officeooo:rsid="001e03b8" style:font-weight-asian="normal" style:font-weight-complex="normal"/>
    </style:style>
    <style:style style:name="T12" style:family="text">
      <style:text-properties fo:font-weight="normal" officeooo:rsid="001fa2a5" style:font-weight-asian="normal" style:font-weight-complex="normal"/>
    </style:style>
    <style:style style:name="T13" style:family="text">
      <style:text-properties fo:font-weight="normal" officeooo:rsid="002018e8" style:font-weight-asian="normal" style:font-weight-complex="normal"/>
    </style:style>
    <style:style style:name="T14" style:family="text">
      <style:text-properties fo:font-weight="normal" officeooo:rsid="00203ae8" style:font-weight-asian="normal" style:font-weight-complex="normal"/>
    </style:style>
    <style:style style:name="T15" style:family="text">
      <style:text-properties fo:font-weight="normal" officeooo:rsid="0026b6d5" style:font-weight-asian="normal" style:font-weight-complex="normal"/>
    </style:style>
    <style:style style:name="T16" style:family="text">
      <style:text-properties fo:font-weight="normal" officeooo:rsid="00434746" style:font-weight-asian="normal" style:font-weight-complex="normal"/>
    </style:style>
    <style:style style:name="T17" style:family="text">
      <style:text-properties officeooo:rsid="00203ae8"/>
    </style:style>
    <style:style style:name="T18" style:family="text">
      <style:text-properties officeooo:rsid="0026b6d5"/>
    </style:style>
    <style:style style:name="T19" style:family="text">
      <style:text-properties officeooo:rsid="0027ae9a"/>
    </style:style>
    <style:style style:name="T20" style:family="text">
      <style:text-properties officeooo:rsid="0029f30c"/>
    </style:style>
    <style:style style:name="T21" style:family="text">
      <style:text-properties officeooo:rsid="002bd271"/>
    </style:style>
    <style:style style:name="T22" style:family="text">
      <style:text-properties officeooo:rsid="003e92ba"/>
    </style:style>
    <style:style style:name="T23" style:family="text">
      <style:text-properties officeooo:rsid="0041888d"/>
    </style:style>
    <style:style style:name="T24" style:family="text">
      <style:text-properties officeooo:rsid="00434746"/>
    </style:style>
    <style:style style:name="T25" style:family="text">
      <style:text-properties officeooo:rsid="00470da9"/>
    </style:style>
    <style:style style:name="T26" style:family="text">
      <style:text-properties officeooo:rsid="004a55b8"/>
    </style:style>
    <style:style style:name="T27" style:family="text">
      <style:text-properties officeooo:rsid="004e17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azy controller</text:p>
      <text:p text:style-name="P4">System 2 has a natural speed, the strain used by the brain ten<text:span text:style-name="T24">d </text:span>to be higher when there is a wary and self conscious situation, but there are still a little effort that comes with random toughs and <text:span text:style-name="T1">monitoring what is going on around us or inside our head. Is common to execute some activities daily with the little use of system 2 like driving a car, talking to someone or even walking while thinking about something else, this last one is usually possible if the though process is little or doesn’t need a lot of system 2 analysis, however when there is a demanding matter that needs to be thought carefully, we usually stop walking and focus all of our system 2 resources to execute such task.</text:span></text:p>
      <text:p text:style-name="P4"/>
      <text:p text:style-name="P10"><text:span text:style-name="T2">The activities that drain most of the capacity of system 2 are usually switching of task and the speed up of mental work,</text:span><text:span text:style-name="T3"> people </text:span><text:span text:style-name="T16">tend</text:span><text:span text:style-name="T3"> to avoid this sort of things</text:span><text:span text:style-name="T2">, for example, walking at higher speed that usual ten</text:span><text:span text:style-name="T16">d</text:span><text:span text:style-name="T2"> to take </text:span><text:span text:style-name="T4">more mental work because we stop thinking about random stuff and start focusing on little things </text:span><text:span text:style-name="T5">needed </text:span><text:span text:style-name="T4">to keep going at </text:span><text:span text:style-name="T5">such </text:span><text:span text:style-name="T4">speed. Even with the absence of time pressure, maintaining a coherent train of thought requires discipline. </text:span><text:span text:style-name="T5">However people </text:span><text:span text:style-name="T6">sometime </text:span><text:span text:style-name="T5">experience </text:span><text:span text:style-name="T6">considerable effort for long periods of time without having to exert willpower, this state is </text:span><text:span text:style-name="T15">reffered</text:span><text:span text:style-name="T6"> as “flow” and is generally described as a state of effortless concentration so deep that is able to make people lose their sense of time, themselves and their problems, </text:span><text:span text:style-name="T7">this is what is called “optimal experience”</text:span><text:span text:style-name="T6">.</text:span></text:p>
      <text:p text:style-name="P13"/>
      <text:p text:style-name="P11"><text:span text:style-name="T2">Both self control and cognitive effort are system 2 activities and is common to see people who are cognitively busy loose the hold of system 2 and having system 1 take over resulting in weakened self-control, <text:s/>system 1 has more influence on behavior when system 2 is busy. </text:span><text:span text:style-name="T8">There is also </text:span><text:span text:style-name="T2">ego </text:span><text:span text:style-name="T8">depletion, </text:span><text:span text:style-name="T2">when a person is force</text:span><text:span text:style-name="T8">d </text:span><text:span text:style-name="T2">to do something </text:span><text:span text:style-name="T8">that person become less able to exert self control when the next challenge comes because</text:span><text:span text:style-name="T2"> effort of will is tirin</text:span><text:span text:style-name="T9">g and is in part a loss of motivation.</text:span></text:p>
      <text:p text:style-name="P14"/>
      <text:p text:style-name="P12"><text:span text:style-name="T9">A </text:span><text:span text:style-name="T2">surprising discovery is that mental effort isn’t just a metaphor, effortful mental activities consume a lot of glucose. Restoring the level of available sugar in the brain prevents deterioration of performance. </text:span><text:span text:style-name="T10">One of the main function of system 2 is to monitor and control thoughts and actions suggested b</text:span><text:span text:style-name="T11">y</text:span><text:span text:style-name="T10"> system 1, allowing some to be expressed directly in behavior and suppressing or modifying others, </text:span><text:span text:style-name="T11">this is also a forme of intelligence, people usually follow instincts without a second thought and don’t stop to think if that’s the best course of action. </text:span><text:span text:style-name="T12">People who avoid the sin of intellectual sloth are usually more alert, active, less willing t be satisfied with superficially attractive answers, more skeptical about their intuitions </text:span><text:span text:style-name="T13">therefore more rational</text:span><text:span text:style-name="T12">. </text:span><text:span text:style-name="T14">System 2 has two different minds, the algorithmic one that deals with slow thinking and demanding computation and the rationality explained before. </text:span></text:p>
      <text:p text:style-name="P15"/>
      <text:p text:style-name="P2"><text:span text:style-name="T17">T</text:span>he associative machine</text:p>
      <text:p text:style-name="P5"/>
      <text:p text:style-name="P6">System 1 works really fast and sometimes is very difficult to filter some of the suggestions given by him, there are scenarios when the mind forms an automatic link between two events compromising every immediate decision making task. Ideas that have been evoked trigger many other ideas, in a spreading cascade of activity in the brain, this process is called associative activation. This idea evokes memories, which evoke emotions and end up being shown in facial expression, each element is connected and is supported by the others. All this happens in an instant, yielding a self reinforcing pattern of cognitive, emotional and physical responses that is both diverse and integrated, this is called associativity coherent <text:span text:style-name="T18">and is caused by the association of ideas divided in three principles: resemblance, causality and contiguity in time and place</text:span>.</text:p>
      <text:p text:style-name="P6"/>
      <text:p text:style-name="P7">Exist something called priming effect, <text:span text:style-name="T19">this happen when</text:span> the exposure to a word, <text:span text:style-name="T20">action or emotion</text:span> causes immediate and measurable changes in the ease with which many related words, <text:span text:style-name="T20">actions or emotions </text:span>can be evoked, <text:span text:style-name="T20">meaning that our actions can be influenced by unconscious ideas</text:span>. <text:span text:style-name="T21">Common </text:span><text:soft-page-break/><text:span text:style-name="T21">gestures can unconsciously influence our thoughts and feelings and reciprocal links are common, for example being amused tends to make you smile and smiling tends to make you feel amused. A set of experiments gave as a result the idea that money primes over individualism, feeling that ones soul is stained trigger a desire to cleanse one’s body and is highly specific to the body part involved in a sin among other things. Priming phenomena arise in system 1 and we have no conscious access to them, system 1 provides the impressions that often turn into beliefs and is the source of the impulses that often become choices and actions.</text:span></text:p>
      <text:p text:style-name="P7"/>
      <text:p text:style-name="P3">Opinion</text:p>
      <text:p text:style-name="P3"/>
      <text:p text:style-name="P16">System 1 intuitive responses are very useful<text:span text:style-name="T23">, they are important for </text:span>fast making decisions <text:span text:style-name="T23">in</text:span> <text:span text:style-name="T23">scenarios like driving, playing video-games and</text:span> <text:span text:style-name="T23">avoiding danger</text:span>, but they certainly <text:span text:style-name="T22">need</text:span> to be filtered <text:span text:style-name="T23">and controlled. This ability to restrain that first instinct is special and not everyone has it, people that have a very social related job must develop this skill and is not easy, I have experienced the difficulty of the task in hand when I worked as support for a company and dealing with clients is one of the most frustrating things there are, there needs to be a lot of patience and one must have the ability to simplify every single thing to it’s core. Another important issue with clients is negotiation, the contents on this book helps to understand a little how the human brain works which is very helpful when it comes to money matters.</text:span></text:p>
      <text:p text:style-name="P9"/>
      <text:p text:style-name="P9">The problem<text:span text:style-name="T25">s</text:span> <text:span text:style-name="T25">of </text:span>not <text:span text:style-name="T25">being </text:span>able to control the system 1 <text:span text:style-name="T26">have more impact the more important the person is, for example, in the past elections when two candidates confront each other, they need to do it in a very respectful and calm way, one little flaw in the filtering of system 1 can cost a lot of voters and even maybe the entire campaign, and there are a lot of cases of bad filtering, the more recent being maybe Donald Trump, system 2 is slower than system 1 but letting the last one have free rein is not a good idea.</text:span></text:p>
      <text:p text:style-name="P9"/>
      <text:p text:style-name="P8">Is hard to believe that we are not in full control of our actions and that we are so easy to be influenced by external sour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21:58:57.698899777</meta:creation-date>
    <dc:date>2018-08-23T05:25:36.961023304</dc:date>
    <meta:editing-duration>PT2H47M2S</meta:editing-duration>
    <meta:editing-cycles>44</meta:editing-cycles>
    <meta:generator>LibreOffice/6.0.6.2$Linux_X86_64 LibreOffice_project/00m0$Build-2</meta:generator>
    <meta:document-statistic meta:table-count="0" meta:image-count="0" meta:object-count="0" meta:page-count="2" meta:paragraph-count="12" meta:word-count="1070" meta:character-count="6239" meta:non-whitespace-character-count="5178"/>
  </office:meta>
</office:document-meta>
</file>